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10 Pitch1" svg:font-family="'Courier 10 Pitch'" style:font-pitch="fixed"/>
    <style:font-face style:name="Courier 10 Pitch" svg:font-family="'Courier 10 Pitch'" style:font-adornments="Normal"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1.5in"/>
    </style:style>
    <style:style style:name="Table1.C" style:family="table-column">
      <style:table-column-properties style:column-width="4.26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70d4b"/>
    </style:style>
    <style:style style:name="P2" style:family="paragraph" style:parent-style-name="Text_20_body">
      <style:text-properties officeooo:rsid="000b820a" officeooo:paragraph-rsid="000b820a"/>
    </style:style>
    <style:style style:name="P3" style:family="paragraph" style:parent-style-name="Text_20_body" style:list-style-name="L2">
      <style:text-properties officeooo:rsid="000b820a" officeooo:paragraph-rsid="000cb2f3"/>
    </style:style>
    <style:style style:name="P4" style:family="paragraph" style:parent-style-name="Text_20_body">
      <style:text-properties officeooo:paragraph-rsid="000b820a"/>
    </style:style>
    <style:style style:name="P5" style:family="paragraph" style:parent-style-name="Text_20_body">
      <style:text-properties style:font-name="FreeMono" fo:font-size="9pt" officeooo:rsid="000b820a" officeooo:paragraph-rsid="000b820a" style:font-size-asian="9pt" style:font-size-complex="9pt"/>
    </style:style>
    <style:style style:name="P6" style:family="paragraph" style:parent-style-name="Text_20_body" style:list-style-name="L2">
      <style:text-properties style:font-name="FreeMono" fo:font-size="9pt" officeooo:rsid="000b820a" officeooo:paragraph-rsid="000cb2f3" style:font-size-asian="9pt" style:font-size-complex="9pt"/>
    </style:style>
    <style:style style:name="P7" style:family="paragraph" style:parent-style-name="Text_20_body">
      <style:text-properties style:font-name="FreeMono" fo:font-size="9pt" officeooo:rsid="000b820a" officeooo:paragraph-rsid="000cb2f3" style:font-size-asian="9pt" style:font-size-complex="9pt"/>
    </style:style>
    <style:style style:name="P8" style:family="paragraph" style:parent-style-name="Text_20_body">
      <style:text-properties style:font-name="FreeMono" fo:font-size="9pt" officeooo:paragraph-rsid="000b820a" style:font-size-asian="9pt" style:font-size-complex="9pt"/>
    </style:style>
    <style:style style:name="P9" style:family="paragraph" style:parent-style-name="Text_20_body">
      <style:text-properties style:font-name="FreeMono" fo:font-size="9pt" officeooo:rsid="000cb2f3" officeooo:paragraph-rsid="000cb2f3" style:font-size-asian="9pt" style:font-size-complex="9pt"/>
    </style:style>
    <style:style style:name="P10" style:family="paragraph" style:parent-style-name="Text_20_body">
      <style:text-properties style:font-name="FreeMono" fo:font-size="7pt" officeooo:rsid="000b820a" officeooo:paragraph-rsid="000b820a" style:font-size-asian="7pt" style:font-size-complex="7pt"/>
    </style:style>
    <style:style style:name="P11" style:family="paragraph" style:parent-style-name="Text_20_body">
      <style:text-properties officeooo:paragraph-rsid="00070d4b"/>
    </style:style>
    <style:style style:name="P12" style:family="paragraph" style:parent-style-name="Text_20_body">
      <style:text-properties fo:language="en" fo:country="US" officeooo:rsid="000b820a" officeooo:paragraph-rsid="000b820a"/>
    </style:style>
    <style:style style:name="P13" style:family="paragraph" style:parent-style-name="Text_20_body">
      <style:text-properties officeooo:rsid="000cb2f3" officeooo:paragraph-rsid="000cb2f3"/>
    </style:style>
    <style:style style:name="P14" style:family="paragraph" style:parent-style-name="Text_20_body">
      <style:text-properties style:font-name="Liberation Serif" fo:font-size="12pt" fo:font-weight="normal" officeooo:rsid="000b820a" officeooo:paragraph-rsid="000cb2f3" style:font-size-asian="12pt" style:font-weight-asian="normal" style:font-size-complex="12pt" style:font-weight-complex="normal"/>
    </style:style>
    <style:style style:name="P15" style:family="paragraph" style:parent-style-name="Text_20_body">
      <style:paragraph-properties fo:break-before="page"/>
      <style:text-properties officeooo:rsid="000cb2f3" officeooo:paragraph-rsid="000cb2f3"/>
    </style:style>
    <style:style style:name="P16" style:family="paragraph" style:parent-style-name="Heading_20_2" style:list-style-name="">
      <style:text-properties officeooo:rsid="00070d4b" officeooo:paragraph-rsid="00070d4b"/>
    </style:style>
    <style:style style:name="P17" style:family="paragraph" style:parent-style-name="Heading_20_2">
      <style:text-properties officeooo:rsid="000b820a" officeooo:paragraph-rsid="000b820a"/>
    </style:style>
    <style:style style:name="P18" style:family="paragraph" style:parent-style-name="Heading_20_2" style:list-style-name="">
      <style:text-properties officeooo:rsid="000b820a"/>
    </style:style>
    <style:style style:name="P19" style:family="paragraph" style:parent-style-name="Heading_20_2">
      <style:text-properties fo:language="en" fo:country="US" officeooo:paragraph-rsid="00070d4b"/>
    </style:style>
    <style:style style:name="P20" style:family="paragraph" style:parent-style-name="Heading_20_2">
      <style:paragraph-properties fo:break-before="page"/>
    </style:style>
    <style:style style:name="P21" style:family="paragraph" style:parent-style-name="Heading_20_1">
      <style:text-properties fo:language="en" fo:country="US" officeooo:paragraph-rsid="00070d4b"/>
    </style:style>
    <style:style style:name="P22" style:family="paragraph" style:parent-style-name="Table_20_Contents">
      <style:text-properties style:font-name="Liberation Serif" fo:font-size="12pt" style:font-size-asian="12pt" style:font-size-complex="12pt"/>
    </style:style>
    <style:style style:name="P23" style:family="paragraph" style:parent-style-name="Table_20_Contents">
      <style:text-properties style:font-name="Liberation Serif" fo:font-size="12pt" officeooo:rsid="000b820a" officeooo:paragraph-rsid="000b820a" style:font-size-asian="12pt" style:font-size-complex="12pt"/>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b820a"/>
    </style:style>
    <style:style style:name="T2" style:family="text">
      <style:text-properties fo:font-weight="bold" style:font-weight-asian="bold" style:font-weight-complex="bold"/>
    </style:style>
    <style:style style:name="T3" style:family="text">
      <style:text-properties fo:font-weight="bold" officeooo:rsid="000b820a" style:font-weight-asian="bold" style:font-weight-complex="bold"/>
    </style:style>
    <style:style style:name="T4" style:family="text">
      <style:text-properties officeooo:rsid="000cb2f3"/>
    </style:style>
    <style:style style:name="T5" style:family="text">
      <style:text-properties style:font-name="FreeMono" fo:font-size="9pt" fo:font-weight="bold" officeooo:rsid="000cb2f3" style:font-size-asian="9pt" style:font-weight-asian="bold" style:font-size-complex="9pt" style:font-weight-complex="bold"/>
    </style:style>
    <style:style style:name="T6" style:family="text">
      <style:text-properties style:font-name="Liberation Serif"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start text:name="__RefHeading__449_397353901"/>How to <text:span text:style-name="T1">develop a new CRUD Object.</text:span><text:bookmark-end text:name="__RefHeading__449_397353901"/></text:h>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449_397353901" text:style-name="Index_20_Link" text:visited-style-name="Index_20_Link">How to develop a new CRUD Object.<text:tab/>1</text:a></text:p>
          <text:p text:style-name="P25"><text:a xlink:type="simple" xlink:href="#__RefHeading__451_397353901" text:style-name="Index_20_Link" text:visited-style-name="Index_20_Link">Aim<text:tab/>1</text:a></text:p>
          <text:p text:style-name="P25"><text:a xlink:type="simple" xlink:href="#__RefHeading__453_397353901" text:style-name="Index_20_Link" text:visited-style-name="Index_20_Link">Global code package structure<text:tab/>1</text:a></text:p>
          <text:p text:style-name="P25"><text:a xlink:type="simple" xlink:href="#__RefHeading__455_397353901" text:style-name="Index_20_Link" text:visited-style-name="Index_20_Link">Entity<text:tab/>2</text:a></text:p>
          <text:p text:style-name="P25"><text:a xlink:type="simple" xlink:href="#__RefHeading__457_397353901" text:style-name="Index_20_Link" text:visited-style-name="Index_20_Link">Service<text:tab/>3</text:a></text:p>
          <text:p text:style-name="P25"><text:a xlink:type="simple" xlink:href="#__RefHeading__459_397353901" text:style-name="Index_20_Link" text:visited-style-name="Index_20_Link">DAO<text:tab/>5</text:a></text:p>
        </text:index-body>
      </text:table-of-content>
      <text:p text:style-name="P1"/>
      <text:p text:style-name="P1"/>
      <text:h text:style-name="P19" text:outline-level="2"><text:bookmark-start text:name="__RefHeading__451_397353901"/>Aim<text:bookmark-end text:name="__RefHeading__451_397353901"/></text:h>
      <text:p text:style-name="P12">Define the standard in order to develop the CRUD command from database table to Java object.</text:p>
      <text:h text:style-name="P17" text:outline-level="2"><text:bookmark-start text:name="__RefHeading__453_397353901"/>Global code package structure <text:s/><text:bookmark-end text:name="__RefHeading__453_397353901"/></text:h>
      <table:table table:name="Table1" table:style-name="Table1">
        <table:table-column table:style-name="Table1.A"/>
        <table:table-column table:style-name="Table1.B"/>
        <table:table-column table:style-name="Table1.C"/>
        <table:table-row>
          <table:table-cell table:style-name="Table1.A1" office:value-type="string">
            <text:p text:style-name="P23">Entity</text:p>
          </table:table-cell>
          <table:table-cell table:style-name="Table1.A1" office:value-type="string">
            <text:p text:style-name="P22"/>
          </table:table-cell>
          <table:table-cell table:style-name="Table1.C1" office:value-type="string">
            <text:p text:style-name="P8"><text:bookmark-start text:name="__DdeLink__468_397353901"/><text:span text:style-name="T1">org.cerberus.</text:span><text:span text:style-name="T3">crud.entity</text:span><text:bookmark-end text:name="__DdeLink__468_397353901"/></text:p>
            <text:p text:style-name="P5"><text:s text:c="2"/>XXX.java</text:p>
          </table:table-cell>
        </table:table-row>
        <table:table-row>
          <table:table-cell table:style-name="Table1.A2" office:value-type="string">
            <text:p text:style-name="P23">Service</text:p>
          </table:table-cell>
          <table:table-cell table:style-name="Table1.A2" office:value-type="string">
            <text:p text:style-name="P23">Interface</text:p>
          </table:table-cell>
          <table:table-cell table:style-name="Table1.C2" office:value-type="string">
            <text:p text:style-name="P5">org.cerberus.<text:span text:style-name="T2">crud.service</text:span></text:p>
            <text:p text:style-name="P5"><text:s text:c="2"/>XXX.java</text:p>
          </table:table-cell>
        </table:table-row>
        <table:table-row>
          <table:table-cell table:style-name="Table1.A2" office:value-type="string">
            <text:p text:style-name="P23">Service</text:p>
          </table:table-cell>
          <table:table-cell table:style-name="Table1.A2" office:value-type="string">
            <text:p text:style-name="P23">Implementation</text:p>
          </table:table-cell>
          <table:table-cell table:style-name="Table1.C2" office:value-type="string">
            <text:p text:style-name="P5">org.cerberus.<text:span text:style-name="T2">crud.service.impl</text:span></text:p>
            <text:p text:style-name="P5"><text:s text:c="2"/><text:span text:style-name="T2">I</text:span>XXX.java</text:p>
          </table:table-cell>
        </table:table-row>
        <table:table-row>
          <table:table-cell table:style-name="Table1.A2" office:value-type="string">
            <text:p text:style-name="P23">DAO</text:p>
          </table:table-cell>
          <table:table-cell table:style-name="Table1.A2" office:value-type="string">
            <text:p text:style-name="P23">Interface</text:p>
          </table:table-cell>
          <table:table-cell table:style-name="Table1.C2" office:value-type="string">
            <text:p text:style-name="P5">org.cerberus.<text:span text:style-name="T2">crud.dao</text:span></text:p>
            <text:p text:style-name="P5"><text:s text:c="2"/>XXX<text:span text:style-name="T2">DAO</text:span>.java</text:p>
          </table:table-cell>
        </table:table-row>
        <table:table-row>
          <table:table-cell table:style-name="Table1.A2" office:value-type="string">
            <text:p text:style-name="P23">DAO</text:p>
          </table:table-cell>
          <table:table-cell table:style-name="Table1.A2" office:value-type="string">
            <text:p text:style-name="P23">Implementation</text:p>
          </table:table-cell>
          <table:table-cell table:style-name="Table1.C2" office:value-type="string">
            <text:p text:style-name="P5">org.cerberus.<text:span text:style-name="T2">crud.dao.impl</text:span> <text:s/></text:p>
            <text:p text:style-name="P5"><text:s text:c="2"/><text:span text:style-name="T2">I</text:span>XXX<text:span text:style-name="T2">DAO</text:span>.java</text:p>
          </table:table-cell>
        </table:table-row>
        <table:table-row>
          <table:table-cell table:style-name="Table1.A2" office:value-type="string">
            <text:p text:style-name="P23">Factory</text:p>
          </table:table-cell>
          <table:table-cell table:style-name="Table1.A2" office:value-type="string">
            <text:p text:style-name="P23">Interface</text:p>
          </table:table-cell>
          <table:table-cell table:style-name="Table1.C2" office:value-type="string">
            <text:p text:style-name="P5">org.cerberus.<text:span text:style-name="T2">crud.factory</text:span></text:p>
            <text:p text:style-name="P5"><text:s text:c="2"/><text:span text:style-name="T2">IFactory</text:span>XXX.java</text:p>
          </table:table-cell>
        </table:table-row>
        <table:table-row>
          <table:table-cell table:style-name="Table1.A2" office:value-type="string">
            <text:p text:style-name="P23">Factory</text:p>
          </table:table-cell>
          <table:table-cell table:style-name="Table1.A2" office:value-type="string">
            <text:p text:style-name="P23">Implementation</text:p>
          </table:table-cell>
          <table:table-cell table:style-name="Table1.C2" office:value-type="string">
            <text:p text:style-name="P5">org.cerberus.<text:span text:style-name="T2">crud.factory.impl</text:span></text:p>
            <text:p text:style-name="P5"><text:s text:c="2"/><text:span text:style-name="T2">Factory</text:span>XXX.java</text:p>
          </table:table-cell>
        </table:table-row>
      </table:table>
      <text:p text:style-name="P4"/>
      <text:h text:style-name="P20" text:outline-level="2"><text:bookmark-start text:name="__RefHeading__455_397353901"/>Entity<text:bookmark-end text:name="__RefHeading__455_397353901"/></text:h>
      <text:p text:style-name="P2">Entity should match exactly the database structure.</text:p>
      <text:p text:style-name="P13">All database entity should be in </text:p>
      <text:p text:style-name="P9"><text:span text:style-name="T1">org.cerberus.</text:span><text:span text:style-name="T3">crud.entity</text:span></text:p>
      <text:p text:style-name="P14">Any other need of entity should not be inside this package.</text:p>
      <text:h text:style-name="P18" text:outline-level="2"/>
      <text:h text:style-name="P20" text:outline-level="2"><text:bookmark-start text:name="__RefHeading__457_397353901"/>Service<text:bookmark-end text:name="__RefHeading__457_397353901"/></text:h>
      <text:p text:style-name="P10">public AnswerItem <text:span text:style-name="T2">readXXXByKey</text:span>(String id);</text:p>
      <text:p text:style-name="P10">// Get the XXX object by the Key. NB : the key could include more than 1 field.</text:p>
      <text:p text:style-name="P10"/>
      <text:p text:style-name="P10">public AnswerList <text:span text:style-name="T2">readAllXXX</text:span>();</text:p>
      <text:p text:style-name="P10">// Get all the object XXX from database.</text:p>
      <text:p text:style-name="P10"/>
      <text:p text:style-name="P10">public AnswerList <text:span text:style-name="T2">readXXXByCriteria</text:span>(int start, int amount, String colName, String dir, String searchTerm, String individualSearch);</text:p>
      <text:p text:style-name="P10">// Get the list of objects XXX by pagination criteria.</text:p>
      <text:p text:style-name="P10"/>
      <text:p text:style-name="P10">public AnswerList <text:span text:style-name="T2">readXXXByYYY1</text:span>(String yYY1);</text:p>
      <text:p text:style-name="P10">// Get all the object XXX from database filtering by the specific field YYY1.</text:p>
      <text:p text:style-name="P10"/>
      <text:p text:style-name="P10">public AnswerList <text:span text:style-name="T2">readXXXByYYY1ByCriteria</text:span>(String yYY1, int start, int amount, String colName, String dir, String searchTerm, String individualSearch);</text:p>
      <text:p text:style-name="P10">// Get all the object XXX from database filtering by a specific field YYY1 and by pagination criteria.</text:p>
      <text:p text:style-name="P10"/>
      <text:p text:style-name="P10">public AnswerList <text:span text:style-name="T2">readXXXByYYY2</text:span>(int yYY2);</text:p>
      <text:p text:style-name="P10">// Get all the object XXX from database filtering by a specific field YYY2.</text:p>
      <text:p text:style-name="P10"/>
      <text:p text:style-name="P10">public AnswerList <text:span text:style-name="T2">readXXXByVarious1</text:span>(int yYY3, String yYY4);</text:p>
      <text:p text:style-name="P10">// Get all the object XXX from database filtering by a set of specific field (YYY3 and YYY4 in this case).</text:p>
      <text:p text:style-name="P10"/>
      <text:p text:style-name="P10">public AnswerList <text:span text:style-name="T2">readXXXByVarious2</text:span>(int yYY3, String yYY7, int yYY8);</text:p>
      <text:p text:style-name="P10">// Get all the object XXX from database filtering by a set of specific field (YYY3, YYY7 and YYY8 in this case).</text:p>
      <text:p text:style-name="P10"/>
      <text:p text:style-name="P10">boolean <text:span text:style-name="T2">isXXXExist</text:span>(String id);</text:p>
      <text:p text:style-name="P10">// true if the object exist false if does not exist. null if error.</text:p>
      <text:p text:style-name="P10"/>
      <text:p text:style-name="P10">public Answer <text:span text:style-name="T2">createXXX</text:span>(XXX xXX);</text:p>
      <text:p text:style-name="P10">// Insert a XXX object in the database</text:p>
      <text:p text:style-name="P10"/>
      <text:p text:style-name="P10">public Answer <text:span text:style-name="T2">deleteXXX</text:span>(XXX xXX);</text:p>
      <text:p text:style-name="P10">// Delete a XXX object from the database</text:p>
      <text:p text:style-name="P10"/>
      <text:p text:style-name="P10">public Answer <text:span text:style-name="T2">updateXXX</text:span>(XXX xXX);</text:p>
      <text:p text:style-name="P10">// Insert the XXX object in the database</text:p>
      <text:p text:style-name="P10"/>
      <text:p text:style-name="P10">public Answer <text:span text:style-name="T2">saveXXX</text:span>(XXX xXX);</text:p>
      <text:p text:style-name="P10">// Save the object in the database. Ie Insert if not exist or Update if already exist. This serice is to be used if we don't know if the object exist in database at that stage.</text:p>
      <text:p text:style-name="P13"/>
      <text:p text:style-name="P15">Notes</text:p>
      <text:list xml:id="list7684574615278428265" text:style-name="L2">
        <text:list-item>
          <text:p text:style-name="P3">No more use of Cerberusexception.</text:p>
        </text:list-item>
        <text:list-item>
          <text:p text:style-name="P3">We get the final object <text:span text:style-name="T4">and trapp potencial error </text:span>with :</text:p>
          <text:p text:style-name="P6">AnswerList resp = xXXService.readXxxListByYYYByCriteria(YYY, startPosition, length, columnName, sort, searchParameter, "");</text:p>
          <text:p text:style-name="P6">JSONArray jsonArray = new JSONArray();</text:p>
          <text:p text:style-name="P6">boolean userHasPermissions = request.isUserInRole("IntegratorRO");</text:p>
          <text:p text:style-name="P6">if (resp.isCodeEquals(MessageEventEnum.DATA_OPERATION_OK.getCode())) { <text:s/>//the service was able to perform the query, then we should get all values</text:p>
          <text:list>
            <text:list-header>
              <text:p text:style-name="P6">for (XXX xXX : (List&lt;XXX&gt;) resp.getDataList()) {</text:p>
            </text:list-header>
          </text:list>
        </text:list-item>
      </text:list>
      <text:p text:style-name="P7"><text:tab/><text:tab/>jsonArray.put(convertApplicationToJSONObject(xXX)); // Perform your operation here on xXX</text:p>
      <text:list xml:id="list191244726853936" text:continue-numbering="true" text:style-name="L2">
        <text:list-item>
          <text:list>
            <text:list-header>
              <text:p text:style-name="P6">}</text:p>
            </text:list-header>
          </text:list>
          <text:p text:style-name="P6">}</text:p>
        </text:list-item>
      </text:list>
      <text:h text:style-name="P20" text:outline-level="2"><text:bookmark-start text:name="__RefHeading__459_397353901"/>DAO<text:bookmark-end text:name="__RefHeading__459_397353901"/></text:h>
      <text:p text:style-name="P10">public AnswerItem <text:span text:style-name="T2">readXXXByKey</text:span>(String id);</text:p>
      <text:p text:style-name="P10">// Get the XXX object by the Key. NB : the key could include more than 1 field.</text:p>
      <text:p text:style-name="P10"/>
      <text:p text:style-name="P10">public AnswerList <text:span text:style-name="T2">readAllXXX</text:span>();</text:p>
      <text:p text:style-name="P10">// Get all the object XXX from database.</text:p>
      <text:p text:style-name="P10"/>
      <text:p text:style-name="P10">public AnswerList <text:span text:style-name="T2">readXXXByCriteria</text:span>(int start, int amount, String colName, String dir, String searchTerm, String individualSearch);</text:p>
      <text:p text:style-name="P10">// Get the list of objects XXX by pagination criteria.</text:p>
      <text:p text:style-name="P10">// Optional as readXXXByCriteria service could also reuse readXXXByYYY1ByCriteria with null YYY1.</text:p>
      <text:p text:style-name="P10"/>
      <text:p text:style-name="P10">public AnswerList <text:span text:style-name="T2">readXXXByYYY1</text:span>(String yYY1);</text:p>
      <text:p text:style-name="P10">// Get all the object XXX from database filtering by the specific field YYY1.</text:p>
      <text:p text:style-name="P10"/>
      <text:p text:style-name="P10">public AnswerList <text:span text:style-name="T2">readXXXByYYY1ByCriteria</text:span>(String yYY1, int start, int amount, String colName, String dir, String searchTerm, String individualSearch);</text:p>
      <text:p text:style-name="P10">// Get all the object XXX from database filtering by a specific field YYY1 and by pagination criteria.</text:p>
      <text:p text:style-name="P10"/>
      <text:p text:style-name="P10">public AnswerList <text:span text:style-name="T2">readXXXByYYY2</text:span>(int yYY2);</text:p>
      <text:p text:style-name="P10">// Get all the object XXX from database filtering by a specific field YYY2.</text:p>
      <text:p text:style-name="P10"/>
      <text:p text:style-name="P10">public AnswerList <text:span text:style-name="T2">readXXXByVarious1</text:span>(int yYY3, String yYY3);</text:p>
      <text:p text:style-name="P10">// Get all the object XXX from database filtering by a set of specific field (YYY3 and YYY4 in this case).</text:p>
      <text:p text:style-name="P10"/>
      <text:p text:style-name="P10">public AnswerList <text:span text:style-name="T2">readXXXByVarious2</text:span>(int yYY3, String yYY3, int yYY5);</text:p>
      <text:p text:style-name="P10">// Get all the object XXX from database filtering by a set of specific field (YYY3, YYY7 and YYY8 in this case).</text:p>
      <text:p text:style-name="P10"/>
      <text:p text:style-name="P10">boolean <text:span text:style-name="T2">isXXXExist</text:span>(String id);</text:p>
      <text:p text:style-name="P10">// true if the object exist false if does not exist. null if error.</text:p>
      <text:p text:style-name="P10"/>
      <text:p text:style-name="P10">public Answer <text:span text:style-name="T2">createXXX</text:span>(XXX xXX);</text:p>
      <text:p text:style-name="P10">// Insert a XXX object in the database</text:p>
      <text:p text:style-name="P10"/>
      <text:p text:style-name="P10">public Answer <text:span text:style-name="T2">deleteXXX</text:span>(XXX xXX);</text:p>
      <text:p text:style-name="P10">// Delete a XXX object from the database</text:p>
      <text:p text:style-name="P10"/>
      <text:p text:style-name="P10">public Answer <text:span text:style-name="T2">updateXXX</text:span>(XXX xXX);</text:p>
      <text:p text:style-name="P10">// Insert the XXX object in the database</text:p>
      <text:p text:style-name="P10"/>
      <text:p text:style-name="P10">public XXX <text:span text:style-name="T2">loadXXXFromResultSet</text:span>(ResultSet rs) throws SQLException;</text:p>
      <text:p text:style-name="P10">// Create the object XXX from the the ResultSet rs. Ie mapps the database field to Java Object XXX.</text:p>
      <text:h text:style-name="P1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10 Pitch1" svg:font-family="'Courier 10 Pitch'" style:font-pitch="fixed"/>
    <style:font-face style:name="Courier 10 Pitch" svg:font-family="'Courier 10 Pitch'" style:font-adornments="Normal"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 style:family="paragraph" style:parent-style-name="Standard">
      <style:paragraph-properties fo:margin-left="0in" fo:margin-right="0in" fo:text-align="start" style:justify-single-word="false" fo:text-indent="0in" style:auto-text-indent="false" fo:background-color="#eeeeee" fo:padding="0.0398in" fo:border="0.06pt dotted #cccccc" style:shadow="none">
        <style:tab-stops/>
        <style:background-image/>
      </style:paragraph-properties>
      <style:text-properties style:font-name="Courier 10 Pitch" fo:font-family="'Courier 10 Pitch'" style:font-style-name="Normal" style:font-pitch="fixed" fo:font-size="10pt"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1:17:56.446613526</meta:creation-date>
    <dc:date>2015-08-19T19:12:43.246068134</dc:date>
    <meta:editing-duration>PT28S</meta:editing-duration>
    <meta:editing-cycles>6</meta:editing-cycles>
    <meta:generator>LibreOffice/4.2.8.2$Linux_X86_64 LibreOffice_project/420m0$Build-2</meta:generator>
    <meta:document-statistic meta:table-count="1" meta:image-count="0" meta:object-count="0" meta:page-count="5" meta:paragraph-count="109" meta:word-count="737" meta:character-count="4979" meta:non-whitespace-character-count="4338"/>
  </office:meta>
</office:document-meta>
</file>